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Heading_20_1">
      <style:paragraph-properties fo:text-align="justify" style:justify-single-word="false" fo:break-before="page"/>
      <style:text-properties fo:language="en" fo:country="IN"/>
    </style:style>
    <style:style style:name="P4" style:family="paragraph" style:parent-style-name="Heading_20_3">
      <style:paragraph-properties fo:text-align="justify" style:justify-single-word="false"/>
      <style:text-properties fo:language="en" fo:country="IN"/>
    </style:style>
    <style:style style:name="P5" style:family="paragraph" style:parent-style-name="Heading_20_4">
      <style:paragraph-properties fo:text-align="justify" style:justify-single-word="false"/>
      <style:text-properties fo:language="en" fo:country="IN"/>
    </style:style>
    <style:style style:name="P6" style:family="paragraph" style:parent-style-name="List_20_Paragraph">
      <style:paragraph-properties fo:margin-left="0cm" fo:margin-right="0cm" fo:text-align="justify" style:justify-single-word="false" fo:text-indent="0cm" style:auto-text-indent="false"/>
      <style:text-properties fo:language="en" fo:country="IN"/>
    </style:style>
    <style:style style:name="P7" style:family="paragraph" style:parent-style-name="List_20_Paragraph">
      <style:paragraph-properties fo:margin-left="0cm" fo:margin-right="0cm" fo:text-align="justify" style:justify-single-word="false" fo:text-indent="0cm" style:auto-text-indent="false"/>
      <style:text-properties fo:language="en" fo:country="IN" style:language-complex="mr" style:country-complex="IN"/>
    </style:style>
    <style:style style:name="P8" style:family="paragraph" style:parent-style-name="List_20_Paragraph">
      <style:paragraph-properties fo:margin-left="0cm" fo:margin-right="0cm" fo:text-align="justify" style:justify-single-word="false" fo:text-indent="0cm" style:auto-text-indent="false"/>
      <style:text-properties fo:language="en" fo:country="IN" fo:background-color="#ffff00" style:language-complex="mr" style:country-complex="IN"/>
    </style:style>
    <style:style style:name="P9" style:family="paragraph" style:parent-style-name="List_20_Paragraph">
      <style:paragraph-properties fo:margin-left="0cm" fo:margin-right="0cm" fo:text-align="justify" style:justify-single-word="false" fo:text-indent="0cm" style:auto-text-indent="false"/>
      <style:text-properties fo:language="en" fo:country="IN" fo:background-color="#ffff00"/>
    </style:style>
    <style:style style:name="P10" style:family="paragraph" style:parent-style-name="Standard">
      <style:paragraph-properties fo:text-align="justify" style:justify-single-word="false"/>
      <style:text-properties fo:language="en" fo:country="IN"/>
    </style:style>
    <style:style style:name="P11" style:family="paragraph" style:parent-style-name="Standard">
      <style:paragraph-properties fo:text-align="justify" style:justify-single-word="false"/>
      <style:text-properties fo:color="#2e74b5" loext:opacity="100%" style:font-name="Calibri Light" fo:font-size="16pt" fo:language="en" fo:country="IN" style:font-size-asian="16pt" style:font-name-complex="Mangal" style:font-size-complex="16pt"/>
    </style:style>
    <style:style style:name="P12" style:family="paragraph" style:parent-style-name="Heading_20_3">
      <style:paragraph-properties fo:text-align="justify" style:justify-single-word="false"/>
      <style:text-properties fo:language="en" fo:country="IN" fo:background-color="#ffff00"/>
    </style:style>
    <style:style style:name="P13" style:family="paragraph" style:parent-style-name="List_20_Paragraph">
      <style:paragraph-properties fo:margin-left="0cm" fo:margin-right="0cm" fo:text-align="justify" style:justify-single-word="false" fo:text-indent="0cm" style:auto-text-indent="false"/>
      <style:text-properties fo:language="en" fo:country="IN" fo:background-color="#ffff00"/>
    </style:style>
    <style:style style:name="P14" style:family="paragraph" style:parent-style-name="List_20_Paragraph">
      <style:paragraph-properties fo:margin-left="0.635cm" fo:margin-right="0cm" fo:text-align="justify" style:justify-single-word="false" fo:text-indent="0cm" style:auto-text-indent="false"/>
      <style:text-properties fo:language="en" fo:country="IN" fo:background-color="#ffff00"/>
    </style:style>
    <style:style style:name="P15" style:family="paragraph" style:parent-style-name="List_20_Paragraph" style:list-style-name="WWNum88">
      <style:paragraph-properties fo:text-align="justify" style:justify-single-word="false"/>
      <style:text-properties fo:language="en" fo:country="IN"/>
    </style:style>
    <style:style style:name="P16" style:family="paragraph" style:parent-style-name="List_20_Paragraph" style:list-style-name="WWNum97">
      <style:paragraph-properties fo:text-align="justify" style:justify-single-word="false"/>
      <style:text-properties fo:language="en" fo:country="IN"/>
    </style:style>
    <style:style style:name="P17" style:family="paragraph" style:parent-style-name="List_20_Paragraph" style:list-style-name="WWNum6">
      <style:paragraph-properties fo:text-align="justify" style:justify-single-word="false"/>
      <style:text-properties fo:language="en" fo:country="IN"/>
    </style:style>
    <style:style style:name="P18" style:family="paragraph" style:parent-style-name="Standard">
      <style:paragraph-properties fo:text-align="justify" style:justify-single-word="false"/>
      <style:text-properties fo:language="en" fo:country="IN" fo:background-color="#ffff00"/>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323e4f" loext:opacity="100%" fo:font-size="12pt" style:font-size-asian="12pt" style:font-size-complex="12pt"/>
    </style:style>
    <style:style style:name="T4" style:family="text">
      <style:text-properties fo:background-color="#ffff00" loext:char-shading-value="0"/>
    </style:style>
    <style:style style:name="T5" style:family="text">
      <style:text-properties fo:background-color="#ffff00" loext:char-shading-value="0" style:language-complex="mr"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Essence of Subscription space</text:h>
      <text:p text:style-name="P10"/>
      <text:p text:style-name="P10">As we have seen above, periodic buying pattern unleashes opportunities of building a sustained and retained (not just increasing) customer base by establishment of long term relationship between merchant and customers, and these opportunities are possible in a large segment of products. <text:s/></text:p>
      <text:p text:style-name="P10">Such opportunities are not obvious just because these products are periodically needed by customers with a relatively fixed brand and volume. If customer does not find any incentive(s) to get into periodic engagement with the same merchant such business model may not work effectively.</text:p>
      <text:p text:style-name="P10">An intelligent business model is needed which is capable of offering <text:s/>a ’win-win’ association between customer and merchant, where prolonged loyalty by the customers should pay them off very well, along with maximizing merchant’s gains. A systematic engagement between merchant and a customer where the customer gets more &amp; more benefits by buying bigger volume of goods and by buying for longer duration from the same merchant, is essential in ensuring predictable and sustainable business for the merchant.</text:p>
      <text:p text:style-name="P6">Concept of subscription is not new. It has been popular in publications business since long time. In IT world it has been practiced for SAAS (Software as a Service) business too. There are good evaluation metrics developed for SAAS to measure the effectiveness of the SAAS model. In telecom business, too different tariff plans are based on subscription model. Some retail shopping giants have also started providing the basic periodic buying facility.</text:p>
      <text:p text:style-name="P7"/>
      <text:h text:style-name="P12" text:outline-level="3">Vocabulary</text:h>
      <text:p text:style-name="P8"/>
      <text:p text:style-name="P9">Let’s elaborate simple terminologies associated with subscription, as we will later need these while describing the business model. </text:p>
      <text:p text:style-name="P9"/>
      <text:p text:style-name="P9">A ‘Subscriber’ is the one who subscribes for a set of products (example: articles and/or magazines in case of publications) or services (example: software licenses in case of SAAS or mobile plans in case of telecom business) by getting into a period bound agreement with a merchant/provider and keep on receiving these products/services periodically at a predefined interval. </text:p>
      <text:p text:style-name="P9"/>
      <text:p text:style-name="P9">Periodic doorstep deliveries of desired goods/services save subscriber’s efforts on procuring them every time by either online shopping from the same or different suppliers or physically visiting the shops/malls and procuring them.</text:p>
      <text:p text:style-name="P9"/>
      <text:p text:style-name="P6"><text:span text:style-name="T4">A ‘Merchant’ or ‘Provider’ is the </text:span><text:span text:style-name="T5">person</text:span><text:span text:style-name="T4"> who offers a set of products/ services in a subscription business model in such a way that the obvious advantages associated with it convinces the customers to engage into a period bound association for these set of products/services.</text:span></text:p>
      <text:p text:style-name="P9"/>
      <text:p text:style-name="P9"><text:soft-page-break/>Secondly he/she offers all the flexibilities expected by the customers in long term periodic engagement, fulfil their expectations of cost and quality in a consistent manner as well as ensures timely periodic deliveries of selected products/services so as to maximize subscriber’s buying experience and satisfaction thereby ensuring a sustainable revenue and profit for himself.</text:p>
      <text:p text:style-name="P9"><text:s/></text:p>
      <text:p text:style-name="P9">‘Subscription’ is a longer term engagement between merchant and subscribers for fulfilment of subscriber’s periodic needs to </text:p>
      <text:p text:style-name="P18">Complement </text:p>
      <text:p text:style-name="P14">The expectations of subscribers to maximize their buying experience through added convenience as well added savings</text:p>
      <text:p text:style-name="P18">With </text:p>
      <text:p text:style-name="P14">Those of merchants to ensure predictable, sustainable, consistent and prospering business, by retaining existing customers for longest possible duration, in addition to gaining new customers. </text:p>
      <text:p text:style-name="P9"/>
      <text:p text:style-name="P9">In technical words Subscription is a list of products/services that a subscriber opts to buy from a merchant a specific periodicity for a definite agreed period.</text:p>
      <text:p text:style-name="P8"/>
      <text:p text:style-name="P9">Subscription Period is the period of active agreement between subscriber and merchant during which subscriber will keep receiving the products/service that he/she has subscribed to, on the terms of agreement related to duration of active engagement, terms related to price of each product/service, terms of payment and terms of other benefits.</text:p>
      <text:p text:style-name="P9"/>
      <text:p text:style-name="P9">Subscription Basket is one among the multiple instances of subscriber’s selection of desired products/services associated with the desired time period when he/she wishes to avail them. </text:p>
      <text:p text:style-name="P9"/>
      <text:p text:style-name="P9">Subscription Delivery is one among the many instances of actual fulfillment of subscriber’s needs, on/around an agreed time range as per agreed timetable for each of these fulfillments.</text:p>
      <text:p text:style-name="P9"/>
      <text:p text:style-name="P9">Price Bucket an active offer price for a product/service available for a limited period (hours/days) so that subscribers subscribing to that product/service during that period, will get to register to that product with that price. </text:p>
      <text:p text:style-name="P9"/>
      <text:p text:style-name="P9">Price Committed Price Bucket is a limited period-available absolute value of offer price for a product/service so that all subscribers subscribing to that product/service during this period, are committed the same offer price, considered (for computation) at the time of each delivery of that product/service, throughout their subscription period (regardless of the price ups and downs happening to it)</text:p>
      <text:p text:style-name="P9"/>
      <text:p text:style-name="P9">Percent Discount Committed Price Bucket is a limited period-available discount percentage (on MRP) for a product/service so that all subscribers subscribing to that product/service during this period, are committed the same discount percentage, considered (for computation) <text:soft-page-break/>at each delivery of that product/service, throughout their subscription period (regardless of the price ups and downs happening to it).</text:p>
      <text:p text:style-name="P9"/>
      <text:p text:style-name="P9">None Committed Price Bucket is fluctuating offer price for a range products/service where no offer price commitment is possible to be made to the subscribers and the offer price at each delivery of that product/service to a subscriber may differ.</text:p>
      <text:p text:style-name="P9"/>
      <text:p text:style-name="P9">Payment Scheme is a definition of an agreement of receiving total payment of a subscription from subscriber to the merchant in predefined installments, so that subscribers will gain flexibility of making their payments without interruption to the goods/services they keep receiving during an active subscription. The amount of flexibility may be driven by various factors such as volume of subscription, the history of subscriptions by a subscriber etc. </text:p>
      <text:p text:style-name="P9"/>
      <text:p text:style-name="P9">Benefits Scheme is definition of the extent of other benefits in various forms that a subscribers may be receiving towards his/her long term (and possibly repetitive) association with a merchant on various criterion which are contributing to business sustainability/growth for the merchant. These benefits are in addition to the money savings due to discounted prices, price commitments (value/ percentage/ none) etc.</text:p>
      <text:p text:style-name="P9"/>
      <text:p text:style-name="P6"><text:span text:style-name="T4">Subscription Renewal is the resetting of subscriber’s agreement with same merchant for future subscription at/after completion of current subscription, where the terms of pricing per product/service, applicable payment schemes, applicable benefit schemes may get redefined and the effect of all these earlier agreements/commitments are reset. The renewal does not enforce the subscriber to keep the same set of products/services, same periodicity of deliveries at all and provides full flexibility of changing subset or all of the products/services selected in earlier subscription agreement as well as definition and periodicity of deliveries at will. At the same time it also allows the merchant to reset all commitments (related to price commitments, payment schemes, benefit schemes etc.) made in earlier subscription contract and offer fresh set of schemes/commitments, thereby ensuring gains to the subscriber without compromising gains to the merchant.</text:span> </text:p>
      <text:p text:style-name="P6"/>
      <text:p text:style-name="P6">In publications as well as SAAS business models the market and cost vulnerabilities are limited and predictable as compared to retail business.</text:p>
      <text:p text:style-name="P10">Subscription to products in other periodic selling business (such as retail, health products and medicines etc.) is not yet so popular/ practiced. Wherever it has started, it is merely trying to fulfil the ‘periodic deliveries’ aspect. Perhaps this is because in volatile market situations and due to instability of product prices there is no business model available which can ensure sustainable business along with assured(and growing) gains for both stakeholders (subscriber and merchant). So I am picking up this opportunity and trying to build up a business model around this concept which will live to all sorts of expectations from subscribers as well as merchants.</text:p>
      <text:h text:style-name="P4" text:outline-level="3">Why should a customer think of adopting subscription business model?</text:h>
      <text:p text:style-name="P10"/>
      <text:p text:style-name="P10">We will try to see few expected ‘experience’ factors due to which customers will appreciate and adopt subscription business model for their periodic needs.</text:p>
      <text:h text:style-name="P5" text:outline-level="4"><text:soft-page-break/>Convenience through long term association, while retaining all flexibility of buying </text:h>
      <text:p text:style-name="P6"/>
      <text:p text:style-name="P6">The basis and intent of subscription concept itself is to establish a long term association of customer with a merchant, where he/she agrees to receive a fixed set of selected products/services repeatedly at desired intervals. That is where a customer turns into a ‘Subscriber’. </text:p>
      <text:p text:style-name="P6"/>
      <text:p text:style-name="P6">The first obvious advantage for a subscriber of ‘subscribing’ is ‘saving of lot of time, energy and memory on buying his periodic repeatable needs’. An order needs to be placed by customer just once for a fixed length of period, mentioning the number and periodicity of every item being subscribed. Packages with appropriate product contents are delivered to their doorsteps on completion of every delivery period. No need to remember every time what essentials to buy, no periodic visits to malls, no standing in long billing queues. Order once for a year and you are done for whole subscription period. Let’s term it as the ‘Convenience’ aspect of subscription model as one of the attracting force for a customer to turn into a subscriber. A merchant who offers a subscription business is expected to enable a subscriber to register for set of products at respective delivery frequencies for a finite subscription period and deliver branded as well as good quality products precisely at the defined frequencies to the customer’s doorsteps.</text:p>
      <text:p text:style-name="P6"><text:s/></text:p>
      <text:p text:style-name="P6">In instantaneous business we are free to return the product we bought, if we do not like it or change mind. In case of subscription agreement similar flexibility is expected to be provided, with additional extensions required in this nature of business.</text:p>
      <text:list xml:id="list3063045703" text:style-name="WWNum88">
        <text:list-item>
          <text:p text:style-name="P15">In case a customer wishes to alter content, periodicity or both then he should be free to do that. While placing the order for repetitive receipts, customers forecasts about their periodic need of each product, but later realizes that their actual consumption vary due to various factors, resulting into lesser or more needs for each of the product that what was ordered for that period . In such cases he/she should be allowed to alter the subscription by either increasing or reducing number/volume per period of a product OR increase periodicity of delivery of it. Thus there shouldn’t be any compulsion to strictly adhere to initial agreement as it was based on his/her initial prediction. </text:p>
        </text:list-item>
        <text:list-item>
          <text:p text:style-name="P15">A customer should also be able to cancel subscription for few products in his subscription basket or the entire subscription without any penalties being incurred by him/her.</text:p>
        </text:list-item>
      </text:list>
      <text:p text:style-name="P10">Such a flexibility assures customers to opt for subscriptions without worrying about any negative consequences of not adhering to contract and also motivates him/her to subscribe for maximum volume of goods.</text:p>
      <text:p text:style-name="P10">But if majority of subscribers start changing their basket content every now and then OR start abruptly cancelling subscriptions any time during their agreement periods, it may cause serious consequences to the merchant’s predictions regarding procurement of goods, investments and losses due to wastages. So does this flexibility not work against merchant’s interests? Does it yield any sustainability to the overall business? Are their ways to handle that in the business model itself? <text:s/>We will try to get answers to these questions when we get deeper into the business model.</text:p>
      <text:h text:style-name="P5" text:outline-level="4">Advantage through savings</text:h>
      <text:p text:style-name="P10"/>
      <text:p text:style-name="P10"><text:soft-page-break/>Is convenience and ease of doing business are the only motivational factors for buyers to get into long term agreement? One can buy all these periodic needs through currently available ‘instantaneous’ shopping avenues (physical or online) also, by every time doing the shopping of essentials when need arises. Now let’s talk of the ‘Savings’ perspective.</text:p>
      <text:p text:style-name="P10">In case of instantaneous model, when same product is being offered by multiple shops, customer may tend to buy it from the shop offering cheapest price and the shopping experience/pleasure of saving money ends there. But such an experience can be valid only when one is purchasing one or very few number of products and the shopping is not repetitive (every week/month/quarter). Finding the cheapest option for each periodic need and then buying each needed product from respective cheapest avenue is almost impossible for customer as it is too cumbersome and time consuming. Also tracking of deliveries being received at different times from different sources is too cumbersome. Even if repetitive buying is practiced in instantaneous mode, the merchant offers same product(s) at different prices each time.</text:p>
      <text:p text:style-name="P10">There are various questions that a customer may encounter in such a practice; example: ‘Am I making profits or losses?’, ‘What if the savings made during first time shopping are ruined by excess pricing next time due to much increased price?’, ‘Am I having the same shopping experience when bought from different merchant (quality, delivery punctuality, shipping expenses etc.)?’, ‘Am I losing any additional gains, which might be offered for being loyal to a single merchant for longer duration?’</text:p>
      <text:p text:style-name="P10">Prices vary due to various factors such as demand-supply, inflation, changes in operating cost, shipping charges etc. Also steep competition among merchants in instantaneous business puts lot of pressure on them to offer competitive prices, even at the cost of making losses. So it is impossible for merchants to maintain same and reasonable price for a product for a long time. Customer may be unknowingly paying much higher price for an item at current purchase than what was paid during earlier shopping instance or vice versa. As customer barely remembers his/her previous shopping experience in instantaneous model, he/she may not sight the fluctuations in gains/losses due to price fluctuations. In instantaneous model the objective is always to maximize savings ‘at the very instance of shopping’ and customers themselves do not expect correlating their latest shopping experience with previous ones. <text:s/></text:p>
      <text:p text:style-name="P10">But expectations horizon completely changes when a customer turns into a subscriber and registers his/her periodic needs. Now he/she is completely able to sight the purchase of each of the products not only for one time purchase but for periodic purchase over longer duration. There will be an obvious expectation of price consistency across all the deliveries for the same product throughout subscription period. A customer who has turned into a subscriber will not only expect to retain but also enhance his/her cost savings while making subscription agreement. He may also compare the savings that he/she used to make while purchasing the products through instantaneous buying. </text:p>
      <text:list xml:id="list3747592872" text:style-name="WWNum97">
        <text:list-item>
          <text:p text:style-name="P16">Am I getting a product at same/consistent price for all my n number of deliveries?</text:p>
        </text:list-item>
        <text:list-item>
          <text:p text:style-name="P16">Am I saving more than I was doing when purchasing same needs during instantaneous business?</text:p>
        </text:list-item>
        <text:list-item>
          <text:p text:style-name="P16"><text:soft-page-break/>Am I losing my freedom/flexibility by sticking with same merchant for a long period, instead of always choosing the cheapest provider for each of my needs? Why should I stick to a single merchant for long?</text:p>
        </text:list-item>
        <text:list-item>
          <text:p text:style-name="P16">Am I paying any hidden cost for the extra convenience gained through subscription and competitive pricing?</text:p>
        </text:list-item>
      </text:list>
      <text:p text:style-name="P10">Merchant will have to find satisfactory answers to all the above questions in order to satisfy a customer to turn into a subscriber.</text:p>
      <text:h text:style-name="P5" text:outline-level="4">Additional Gains</text:h>
      <text:p text:style-name="P10"/>
      <text:p text:style-name="P10">In any business, managing and satisfying customer psychology is paramount to its success. The feeling generated through timely service, adequate quality of goods/services, considerable savings on spends etc. make customer ‘a happy customer’ towards the provider/merchant. If this feeling can be further pampered through some additional gains, buying becomes a pleasant experience for customers. The expectations on additional gains apart from discounted pricing may already be present in minds of some of the customers as they may also expect extra benefits for their ‘loyalty’ with same merchant. Merchant should have proposition to answer ‘What’s there MORE for me?’ for the customers who are intended to get into long term association. </text:p>
      <text:p text:style-name="P6"/>
      <text:h text:style-name="P4" text:outline-level="3">Why should a merchant think of adopting subscription business model?</text:h>
      <text:p text:style-name="P10"/>
      <text:p text:style-name="P10">After walking through the expectations matrix one can easily understand that extended visibility of customers which has increased their expectations graph, are posing tremendous challenges in front of merchants. We will see in subsequent chapters how a merchant can deal with these challenges with the help of a sophisticated subscription business model. But despite of these challenges why will merchant want to adopt subscription business model? Let’s see few points below.</text:p>
      <text:h text:style-name="P5" text:outline-level="4">Assurance of a sustainable customer base</text:h>
      <text:p text:style-name="P6"/>
      <text:p text:style-name="P6">A customer getting into long term (and hopefully repetitive) association with a merchant (which is a default expectation of this business model) will be a complete business transformation for the merchant. </text:p>
      <text:p text:style-name="P6"/>
      <text:p text:style-name="P6">His/her relentless efforts and humongous investments to market himself to win new customers as well as retain existing customers will be greatly saved, as customers are turning into ‘subscribers’ with the intent of buying not just once but repetitively from the same merchant and hence remain associated with him for a longer duration. Experts can easily imagine how much of the marketing and sales cost can get saved just by this agreement. Also customer turning into subscriber is an assured bet for the merchant for the sustainability of his/her business.</text:p>
      <text:p text:style-name="P6"/>
      <text:p text:style-name="P6"><text:soft-page-break/>If merchant takes appropriate measures to ensure longer term association of subscribers by proportionately rewarding them for their intent of relationship, duration of relationship and volume of business per relationship, it will help inculcate habit of ‘affinity’ among subscribers towards the merchant. Such a relationship is way too precious than just a momentary commercial association for the purpose of trading. </text:p>
      <text:p text:style-name="P6"/>
      <text:p text:style-name="P6">Moreover such relationship also enables him to know his customers better, by knowing their choices/preferences, their usage patterns, their periodic volume needs, price affordability level vs. brand preferences etc. This data is extremely valuable asset for analysing and categorizing customer base, so as to offer them better value proposition based on their personas. This too will help affinity towards him.</text:p>
      <text:p text:style-name="P6"/>
      <text:h text:style-name="P5" text:outline-level="4">Better planning through precise predictions</text:h>
      <text:p text:style-name="P6"/>
      <text:p text:style-name="P6">Merchant is more equipped to make considerably precise decisions due to reliable business forecasts. 60-70% of his future business will be the actual on-going subscriptions, which are going to continue in near future. </text:p>
      <text:p text:style-name="P6"/>
      <text:p text:style-name="P6">This has never been the case for instantaneous business as there is no guarantee of recent customer coming back to same merchant. So all the forecasts made in this business model will be guestimates, which cannot be precisely closer to reality.</text:p>
      <text:p text:style-name="P6"/>
      <text:p text:style-name="P6">Such predictable and precise forecasts will make the merchant better prepared to manage stocks as well as resources. There is almost certain information on how many subscribers to serve, at what periodicity, with what quantity, makes the merchant precisely organize goods procurement, avoid excess buffering thereby avoiding wastages.</text:p>
      <text:p text:style-name="P6"/>
      <text:p text:style-name="P6">As inflow and outflow of goods is assured, he can negotiate better with suppliers (may be getting into long term supply agreement with them). It will help him reduce wastage cost to minimum. In turn he can launch his products at competitive prices which will be difficult for his competitors to beat.</text:p>
      <text:p text:style-name="P6"/>
      <text:p text:style-name="P6">Moreover he knows how many delivery-baskets are to be delivered, at what periodicity; with what weight (per basket) he can precisely budget for transportation/delivery cost. He can make precise mid-term plans of delivery routes due to same shipping addresses and have opportunity to optimize the transportation and logistics cost. Such information not only helps him manage budget for theses expense but also help him negotiate better with logistics vendors, if any and ensure better rates from them.</text:p>
      <text:p text:style-name="P6"/>
      <text:p text:style-name="P6">Due to predictable demands and logistics, merchant is in a better position to optimize on personnel cost of infrastructure etc. etc.</text:p>
      <text:p text:style-name="P6"/>
      <text:h text:style-name="P5" text:outline-level="4">Opportunities of cost optimizations </text:h>
      <text:p text:style-name="P6"/>
      <text:p text:style-name="P6"><text:soft-page-break/>Imagine that a shopping portal is trading in instantaneous mode. Customers purchase products and those are shipped to them. Assume that it is dealing with approximately 10,000 customers per month. Some customers make purchase of multiple items per instance, but many of them purchase single item at an instance. So merchant is making approximately 7000 to 10000 deliveries per month. In this it is shipping 10000 to 20000 items (i.e. approximately 1.5 to 2 items per delivery). If average shipping cost per delivery is 40 Rs. then shipping cost per item is approximately 20 Rs.</text:p>
      <text:p text:style-name="P6"/>
      <text:p text:style-name="P6">In all the cases, it may not be possible to absorb the shipping cost by merchant as the price of the content in a delivery may not be yielding enough gains for the merchant so as to absorb such a high shipping cost. So in case of shopping of less expensive items, the shipping cost is separately charged to the buyer or it may add to the losses for the merchant. </text:p>
      <text:p text:style-name="P6"/>
      <text:p text:style-name="P6">Now assume that same portal is dealing in subscription mode and with same number (10,000) of subscribers. So it will be making 10,000 deliveries. But as subscription is providing better benefits if more content is subscribed to, a shipment may contain 10-20 items. So in same number of deliveries, around 1,00,000 to 2, 00,000 items are getting delivered. Even if average shipping cost per delivery is 60 Rs. (as weight of delivery increased due to more items in it), cost per item is 3 to 6 Rs.</text:p>
      <text:p text:style-name="P6">Due to repetitive nature of ensured business, and cost being less as compared to price of item, it will be more possible absorb this cost.</text:p>
      <text:p text:style-name="P6"/>
      <text:p text:style-name="P6">In case future deliveries to be made are already known in advance, logistics costs (storage, shipping, routing etc.) can be better optimized. Such optimizations can add huge gains into merchant’s wallet.</text:p>
      <text:p text:style-name="P6"/>
      <text:p text:style-name="P6">As a summary, merchants can increase their profits by optimizing their costs per item sold. As we have seen above, a merchant has better avenues for the cost optimizations than those available in instantaneous business.</text:p>
      <text:h text:style-name="P5" text:outline-level="4">Business Value based benefits instead of competitive benefits</text:h>
      <text:p text:style-name="P10"/>
      <text:p text:style-name="P10">Now let’s try to answer the question ‘Am I making the same money saving what I used to do in instantaneous shopping?’. </text:p>
      <text:p text:style-name="P10">In instantaneous worlds, merchants compete with each other to attract more customers, snatch each other’s customers as well as to get customers into habit of using them as de-facto shopping channel.</text:p>
      <text:p text:style-name="P10">It gives rise to price wars. Many times merchants are ready to bear huge losses, by offering products at dirt cheap prices. Because they think that, cheapest prices visible on their shopping sites, will get their customers into a habit of buying anything from them. Game theory based pricing determination models are being used for this purpose.</text:p>
      <text:p text:style-name="P10">But in subscription approach the ‘effective’ product price resulted for a specific customer is typically a function of many factors</text:p>
      <text:list xml:id="list2382325066" text:style-name="WWNum6">
        <text:list-item>
          <text:p text:style-name="P17"><text:soft-page-break/>Breakeven price of the product, and margin available( between MRP and breakeven price)</text:p>
        </text:list-item>
        <text:list-item>
          <text:p text:style-name="P17">Current demand of the product vs supply</text:p>
        </text:list-item>
        <text:list-item>
          <text:p text:style-name="P17">Time when product is being subscribed (every day different price may be available for a product)</text:p>
        </text:list-item>
        <text:list-item>
          <text:p text:style-name="P17">Total volume and value of subscription </text:p>
        </text:list-item>
        <text:list-item>
          <text:p text:style-name="P17">Duration of subscription.</text:p>
        </text:list-item>
        <text:list-item>
          <text:p text:style-name="P17">Loyalty of subscriber</text:p>
        </text:list-item>
        <text:list-item>
          <text:p text:style-name="P17">If the offered price is going to be fixed or varying during the subscription period.</text:p>
        </text:list-item>
      </text:list>
      <text:p text:style-name="P10">So same product may be offered to subscribers with different ‘effective’ prices due variation in values of above factors. In a way a subscriber is himself/herself determining price of a product to a large extent.</text:p>
      <text:p text:style-name="P10">Thus it is not possible to compare price of a product on different sites and determine the cheapest option, because price is not only calculated on product characteristics (such as associated margins) but also on the subscriber’s characteristics.</text:p>
      <text:p text:style-name="P10">As we have laid out basic expectations and duties of a subscriber and a merchant for getting into subscription business approach lets’ precisely define objectives of this business model from both stakeholders’ perspectives.</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Index_20_Link" style:display-name="Index Link"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7" style:display-name="ListLabel 37"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2" style:display-name="ListLabel 2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fo:font-family="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fo:font-family="Symbol" style:font-style-name="Regular" style:font-pitch="variable" style:font-charset="x-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fo:font-family="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fo:font-family="Symbol" style:font-style-name="Regular" style:font-pitch="variable" style:font-charset="x-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8</text:page-number></text:span><text:span text:style-name="MT3"><text:s/>| </text:span><text:span text:style-name="MT3"><text:page-count style:num-format="1">9</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Essence of Subscription space</dc:title>
    <dc:date>2020-10-03T16:15:29.825231017</dc:date>
    <meta:editing-duration>PT1M19S</meta:editing-duration>
    <meta:editing-cycles>2</meta:editing-cycles>
    <meta:generator>LibreOffice/7.0.1.2$MacOSX_X86_64 LibreOffice_project/7cbcfc562f6eb6708b5ff7d7397325de9e764452</meta:generator>
    <meta:document-statistic meta:table-count="0" meta:image-count="0" meta:object-count="0" meta:page-count="9" meta:paragraph-count="91" meta:word-count="3789" meta:character-count="24326" meta:non-whitespace-character-count="20609"/>
    <meta:template xlink:type="simple" xlink:actuate="onRequest" xlink:title="" xlink:href="../../doc1.odm" meta:date="2020-10-03T16:13:11.701299302"/>
  </office:meta>
</office:document-meta>
</file>